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7" calcext:value-type="date">
            <text:p>2025-11-17</text:p>
          </table:table-cell>
          <table:table-cell office:value-type="float" office:value="50323.91" calcext:value-type="float">
            <text:p>50323.91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42323.87" calcext:value-type="float">
            <text:p>42323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8" calcext:value-type="date">
            <text:p>2025-11-18</text:p>
          </table:table-cell>
          <table:table-cell office:value-type="float" office:value="48702.98" calcext:value-type="float">
            <text:p>48702.98</text:p>
          </table:table-cell>
          <table:table-cell office:value-type="float" office:value="3251.1" calcext:value-type="float">
            <text:p>3251.10</text:p>
          </table:table-cell>
          <table:table-cell office:value-type="float" office:value="41267.14" calcext:value-type="float">
            <text:p>41267.1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9" calcext:value-type="date">
            <text:p>2025-11-19</text:p>
          </table:table-cell>
          <table:table-cell office:value-type="float" office:value="48537.7" calcext:value-type="float">
            <text:p>48537.70</text:p>
          </table:table-cell>
          <table:table-cell office:value-type="float" office:value="3245.58" calcext:value-type="float">
            <text:p>3245.58</text:p>
          </table:table-cell>
          <table:table-cell office:value-type="float" office:value="41252.24" calcext:value-type="float">
            <text:p>41252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0" calcext:value-type="date">
            <text:p>2025-11-20</text:p>
          </table:table-cell>
          <table:table-cell office:value-type="float" office:value="49823.94" calcext:value-type="float">
            <text:p>49823.94</text:p>
          </table:table-cell>
          <table:table-cell office:value-type="float" office:value="3299.57" calcext:value-type="float">
            <text:p>3299.57</text:p>
          </table:table-cell>
          <table:table-cell office:value-type="float" office:value="41803.35" calcext:value-type="float">
            <text:p>41803.3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1" calcext:value-type="date">
            <text:p>2025-11-21</text:p>
          </table:table-cell>
          <table:table-cell office:value-type="float" office:value="48625.88" calcext:value-type="float">
            <text:p>48625.88</text:p>
          </table:table-cell>
          <table:table-cell office:value-type="float" office:value="3297.73" calcext:value-type="float">
            <text:p>3297.73</text:p>
          </table:table-cell>
          <table:table-cell office:value-type="float" office:value="41959.46" calcext:value-type="float">
            <text:p>41959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5" calcext:value-type="date">
            <text:p>2025-11-25</text:p>
          </table:table-cell>
          <table:table-cell office:value-type="float" office:value="48659.52" calcext:value-type="float">
            <text:p>48659.52</text:p>
          </table:table-cell>
          <table:table-cell office:value-type="float" office:value="3290.89" calcext:value-type="float">
            <text:p>3290.89</text:p>
          </table:table-cell>
          <table:table-cell office:value-type="float" office:value="41980.9" calcext:value-type="float">
            <text:p>41980.9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6" calcext:value-type="date">
            <text:p>2025-11-26</text:p>
          </table:table-cell>
          <table:table-cell office:value-type="float" office:value="49559.07" calcext:value-type="float">
            <text:p>49559.07</text:p>
          </table:table-cell>
          <table:table-cell office:value-type="float" office:value="3355.5" calcext:value-type="float">
            <text:p>3355.50</text:p>
          </table:table-cell>
          <table:table-cell office:value-type="float" office:value="42708.3" calcext:value-type="float">
            <text:p>42708.30</text:p>
          </table:table-cell>
          <table:table-cell table:style-name="ce9" table:number-columns-repeated="16380"/>
        </table:table-row>
        <table:table-row table:style-name="ro2" table:number-rows-repeated="1048406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00/00/00</text:date>, <text:time style:data-style-name="N2" text:time-value="17:10:23.05085396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3.2$Linux_X86_64 LibreOffice_project/580$Build-2</meta:generator>
    <dc:date>2025-11-26T17:12:22.701148764</dc:date>
    <meta:editing-duration>P1DT8H1M41S</meta:editing-duration>
    <meta:editing-cycles>366</meta:editing-cycles>
    <meta:document-statistic meta:table-count="1" meta:cell-count="676" meta:object-count="0"/>
  </office:meta>
</office:document-meta>
</file>